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e42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e42f" officeooo:paragraph-rsid="0018e42f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98a63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paragraph-rsid="0018e42f" style:font-size-asian="12.5pt" style:font-style-asian="normal" style:font-weight-asian="normal" style:text-emphasize="none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bold" style:font-size-asian="12.5pt" style:font-style-asian="normal" style:font-weight-asian="bold" style:text-emphasize="none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bold" officeooo:rsid="00198a63" officeooo:paragraph-rsid="00198a63" style:font-size-asian="12.5pt" style:font-style-asian="normal" style:font-weight-asian="bold" style:text-emphasize="none"/>
    </style:style>
    <style:style style:name="T1" style:family="text">
      <style:text-properties officeooo:rsid="001b6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PTA-2015</text:p>
      <text:p text:style-name="P1"/>
      <text:p text:style-name="P5">Expand-Contours Paper</text:p>
      <text:p text:style-name="P6">Migrate to IPTA2015 Jan.31, 6pages</text:p>
      <text:p text:style-name="P6">SCIA, Cancel?</text:p>
      <text:p text:style-name="P6">Reading: Mono/instruct.pdf –&gt; P.5 – Dashes</text:p>
      <text:p text:style-name="P3"/>
      <text:p text:style-name="P7">1. Title, Authors <text:span text:style-name="T1">(DONE)</text:span></text:p>
      <text:p text:style-name="P7">2. migrate abstract, introduction and research</text:p>
      <text:p text:style-name="P7">3. fix images, format, etc...</text:p>
      <text:p text:style-name="P7">4. apply edits (from paper)</text:p>
      <text:p text:style-name="P7">4. only one algorithm.</text:p>
      <text:p text:style-name="P7">5. create references.</text:p>
      <text:p text:style-name="P7">6. review.</text:p>
      <text:p text:style-name="P7">7. compare to ICDIP2014.</text:p>
      <text:p text:style-name="P7">8. Mass Dataset.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47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12-15T16:30:13.462977834</meta:creation-date>
    <dc:date>2014-12-15T18:12:58.600472669</dc:date>
    <dc:creator>Mohamed Tleis</dc:creator>
    <meta:editing-duration>PT2M24S</meta:editing-duration>
    <meta:editing-cycles>3</meta:editing-cycles>
    <meta:generator>LibreOffice/4.2.5.2$Linux_X86_64 LibreOffice_project/420m0$Build-2</meta:generator>
    <meta:document-statistic meta:table-count="0" meta:image-count="0" meta:object-count="0" meta:page-count="1" meta:paragraph-count="14" meta:word-count="51" meta:character-count="338" meta:non-whitespace-character-count="300"/>
  </office:meta>
</office:document-meta>
</file>